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>
      <style:paragraph-properties fo:line-height="150%"/>
      <style:text-properties style:font-name="Arial" officeooo:rsid="000a5803" officeooo:paragraph-rsid="000a5803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normal" officeooo:rsid="000bdc34" officeooo:paragraph-rsid="000bdc34" style:font-size-asian="20pt" style:font-weight-asian="normal" style:font-size-complex="20pt" style:font-weight-complex="normal"/>
    </style:style>
    <style:style style:name="P4" style:family="paragraph" style:parent-style-name="Standard" style:list-style-name="L3">
      <style:paragraph-properties fo:line-height="150%"/>
      <style:text-properties style:font-name="Arial" officeooo:rsid="000a5803" officeooo:paragraph-rsid="000da50b"/>
    </style:style>
    <style:style style:name="T1" style:family="text">
      <style:text-properties officeooo:rsid="000d92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Notizen zu den Seiten <text:span text:style-name="T1">34-58</text:span></text:p>
      <text:list xml:id="list1268425265461943021" text:style-name="L3">
        <text:list-item>
          <text:p text:style-name="P4">Altes Imperativ von Kant wird von neuen abgelöst, welches sich weg vom Individuum hin zu Politik wendet. (S. 35)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04-25T12:50:40</dc:date>
    <dc:creator>cheeseman </dc:creator>
    <meta:editing-duration>PT7S</meta:editing-duration>
    <meta:editing-cycles>5</meta:editing-cycles>
    <meta:document-statistic meta:table-count="0" meta:image-count="0" meta:object-count="0" meta:page-count="1" meta:paragraph-count="2" meta:word-count="25" meta:character-count="141" meta:non-whitespace-character-count="119"/>
  </office:meta>
</office:document-meta>
</file>